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1" svg:font-family="Mangal"/>
    <style:font-face style:name="Arial1" svg:font-family="Arial" style:font-family-generic="roman"/>
    <style:font-face style:name="Times New Roman" svg:font-family="'Times New Roman'" style:font-family-generic="roman"/>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use-window-font-color="true" style:font-name="Calibri" fo:font-size="12pt" officeooo:rsid="002b7c68" officeooo:paragraph-rsid="002b7c68" style:font-size-asian="10.5pt" style:font-size-complex="12pt"/>
    </style:style>
    <style:style style:name="P2" style:family="paragraph" style:parent-style-name="Text_20_body" style:list-style-name="L5">
      <style:text-properties style:use-window-font-color="true" style:font-name="Calibri" fo:font-size="12pt" officeooo:rsid="002b7c68" officeooo:paragraph-rsid="002b7c68" style:font-size-asian="10.5pt" style:font-size-complex="12pt"/>
    </style:style>
    <style:style style:name="P3" style:family="paragraph" style:parent-style-name="Text_20_body">
      <style:text-properties style:font-name="Calibri"/>
    </style:style>
    <style:style style:name="P4" style:family="paragraph" style:parent-style-name="Text_20_body">
      <style:text-properties style:font-name="Calibri" officeooo:rsid="00230c50" officeooo:paragraph-rsid="00230c50"/>
    </style:style>
    <style:style style:name="P5" style:family="paragraph" style:parent-style-name="Text_20_body">
      <style:text-properties style:font-name="Calibri" officeooo:rsid="002aa13b" officeooo:paragraph-rsid="002aa13b"/>
    </style:style>
    <style:style style:name="P6" style:family="paragraph" style:parent-style-name="Text_20_body">
      <style:text-properties style:font-name="Calibri" officeooo:rsid="001cf26f"/>
    </style:style>
    <style:style style:name="P7" style:family="paragraph" style:parent-style-name="Text_20_body" style:list-style-name="">
      <style:text-properties style:font-name="Calibri" officeooo:rsid="001e9db5" officeooo:paragraph-rsid="001e9db5"/>
    </style:style>
    <style:style style:name="P8" style:family="paragraph" style:parent-style-name="Text_20_body">
      <style:text-properties officeooo:rsid="003a4681" officeooo:paragraph-rsid="003a4681"/>
    </style:style>
    <style:style style:name="P9" style:family="paragraph" style:parent-style-name="Text_20_body">
      <style:paragraph-properties fo:break-before="page"/>
      <style:text-properties style:font-name="Calibri" officeooo:rsid="002aa13b" officeooo:paragraph-rsid="002aa13b"/>
    </style:style>
    <style:style style:name="P10" style:family="paragraph" style:parent-style-name="Standard">
      <style:text-properties style:font-name="Calibri" officeooo:rsid="001cf26f" officeooo:paragraph-rsid="001cf26f"/>
    </style:style>
    <style:style style:name="P11" style:family="paragraph" style:parent-style-name="Standard" style:list-style-name="L3">
      <style:text-properties style:font-name="Calibri" officeooo:rsid="001cf26f" officeooo:paragraph-rsid="001cf26f"/>
    </style:style>
    <style:style style:name="P12" style:family="paragraph" style:parent-style-name="Standard" style:list-style-name="L2">
      <style:text-properties style:font-name="Calibri" officeooo:rsid="001cf26f" officeooo:paragraph-rsid="001cf26f"/>
    </style:style>
    <style:style style:name="P13" style:family="paragraph" style:parent-style-name="Standard" style:list-style-name="L6">
      <style:text-properties style:font-name="Calibri" officeooo:rsid="001cf26f" officeooo:paragraph-rsid="001cf26f"/>
    </style:style>
    <style:style style:name="P14" style:family="paragraph" style:parent-style-name="Standard" style:list-style-name="L3">
      <style:paragraph-properties>
        <style:tab-stops/>
      </style:paragraph-properties>
      <style:text-properties style:font-name="Calibri"/>
    </style:style>
    <style:style style:name="P15" style:family="paragraph" style:parent-style-name="Standard" style:list-style-name="L2">
      <style:paragraph-properties>
        <style:tab-stops/>
      </style:paragraph-properties>
      <style:text-properties style:font-name="Calibri"/>
    </style:style>
    <style:style style:name="P16" style:family="paragraph" style:parent-style-name="Standard" style:list-style-name="L1">
      <style:paragraph-properties>
        <style:tab-stops/>
      </style:paragraph-properties>
      <style:text-properties style:font-name="Calibri"/>
    </style:style>
    <style:style style:name="P17" style:family="paragraph" style:parent-style-name="Standard" style:list-style-name="L6">
      <style:paragraph-properties>
        <style:tab-stops/>
      </style:paragraph-properties>
      <style:text-properties style:font-name="Calibri"/>
    </style:style>
    <style:style style:name="P18" style:family="paragraph" style:parent-style-name="Standard" style:list-style-name="L1">
      <style:text-properties style:font-name="Calibri" officeooo:paragraph-rsid="001cf26f"/>
    </style:style>
    <style:style style:name="P19" style:family="paragraph" style:parent-style-name="Standard">
      <style:text-properties style:font-name="Calibri" fo:font-size="12pt" style:font-size-asian="12pt" style:font-size-complex="12pt"/>
    </style:style>
    <style:style style:name="P20" style:family="paragraph" style:parent-style-name="Standard">
      <style:text-properties style:font-name="Calibri" officeooo:rsid="00381a5a" officeooo:paragraph-rsid="00381a5a"/>
    </style:style>
    <style:style style:name="P21" style:family="paragraph" style:parent-style-name="Standard" style:list-style-name="L6">
      <style:text-properties style:font-name="Calibri" officeooo:rsid="00381a5a" officeooo:paragraph-rsid="00381a5a"/>
    </style:style>
    <style:style style:name="P22" style:family="paragraph" style:parent-style-name="Standard">
      <style:text-properties style:font-name="Calibri" officeooo:rsid="00394331" officeooo:paragraph-rsid="00394331"/>
    </style:style>
    <style:style style:name="P23" style:family="paragraph" style:parent-style-name="Standard" style:list-style-name="L6">
      <style:paragraph-properties>
        <style:tab-stops/>
      </style:paragraph-properties>
      <style:text-properties style:font-name="Calibri" officeooo:rsid="00394331" officeooo:paragraph-rsid="00394331"/>
    </style:style>
    <style:style style:name="P24" style:family="paragraph" style:parent-style-name="Standard">
      <style:paragraph-properties>
        <style:tab-stops/>
      </style:paragraph-properties>
      <style:text-properties style:font-name="Calibri" officeooo:rsid="00394331" officeooo:paragraph-rsid="00394331"/>
    </style:style>
    <style:style style:name="P25" style:family="paragraph" style:parent-style-name="Standard">
      <style:text-properties style:font-name="Calibri" officeooo:rsid="003cc86d" officeooo:paragraph-rsid="003cc86d"/>
    </style:style>
    <style:style style:name="P26" style:family="paragraph" style:parent-style-name="Heading_20_1">
      <style:text-properties fo:color="#006699" style:font-name="Calibri" fo:font-size="14pt" style:font-size-asian="14pt" style:font-size-complex="14pt"/>
    </style:style>
    <style:style style:name="P27" style:family="paragraph" style:parent-style-name="Heading_20_1">
      <style:text-properties style:font-name="Calibri"/>
    </style:style>
    <style:style style:name="P28" style:family="paragraph" style:parent-style-name="Heading_20_1">
      <style:paragraph-properties fo:break-before="page"/>
      <style:text-properties fo:color="#006699" style:font-name="Calibri" fo:font-size="14pt" style:font-size-asian="14pt" style:font-size-complex="14pt"/>
    </style:style>
    <style:style style:name="P29" style:family="paragraph" style:parent-style-name="Title" style:list-style-name="">
      <style:text-properties fo:color="#006699" style:font-name="Calibri" fo:font-size="32pt" officeooo:rsid="001e9db5" officeooo:paragraph-rsid="001e9db5" style:font-size-asian="32pt" style:font-size-complex="32pt"/>
    </style:style>
    <style:style style:name="P30" style:family="paragraph" style:parent-style-name="Subtitle" style:list-style-name="">
      <style:text-properties style:font-name="Calibri" officeooo:rsid="001e9db5" officeooo:paragraph-rsid="001e9db5"/>
    </style:style>
    <style:style style:name="P31" style:family="paragraph" style:parent-style-name="Heading_20_2">
      <style:text-properties fo:color="#6699cc" fo:font-size="13pt" style:font-size-asian="13pt" style:font-size-complex="13pt"/>
    </style:style>
    <style:style style:name="T1" style:family="text">
      <style:text-properties officeooo:rsid="001d7bad"/>
    </style:style>
    <style:style style:name="T2" style:family="text">
      <style:text-properties officeooo:rsid="002437b3"/>
    </style:style>
    <style:style style:name="T3" style:family="text">
      <style:text-properties fo:language="fr" fo:country="FR"/>
    </style:style>
    <style:style style:name="T4" style:family="text">
      <style:text-properties fo:color="#2a2f3c" fo:font-size="11pt" fo:language="fr" fo:country="FR" style:font-size-asian="11pt"/>
    </style:style>
    <style:style style:name="T5" style:family="text">
      <style:text-properties fo:color="#006699" fo:font-size="14pt" style:font-size-asian="14pt" style:font-size-complex="14pt"/>
    </style:style>
    <style:style style:name="T6" style:family="text">
      <style:text-properties officeooo:rsid="002aa13b"/>
    </style:style>
    <style:style style:name="T7" style:family="text">
      <style:text-properties officeooo:rsid="002c36f8"/>
    </style:style>
    <style:style style:name="T8" style:family="text">
      <style:text-properties officeooo:rsid="003233c3"/>
    </style:style>
    <style:style style:name="T9" style:family="text">
      <style:text-properties officeooo:rsid="003377bf"/>
    </style:style>
    <style:style style:name="T10" style:family="text">
      <style:text-properties officeooo:rsid="0033f37d"/>
    </style:style>
    <style:style style:name="T11" style:family="text">
      <style:text-properties fo:font-size="11pt" fo:language="fr" fo:country="FR" style:font-size-asian="11pt"/>
    </style:style>
    <style:style style:name="T12" style:family="text">
      <style:text-properties fo:font-size="11pt" fo:language="fr" fo:country="FR" officeooo:rsid="0024f322" style:font-size-asian="11pt"/>
    </style:style>
    <style:style style:name="T13" style:family="text">
      <style:text-properties fo:font-size="11pt" fo:language="fr" fo:country="FR" officeooo:rsid="001cf26f" style:font-size-asian="11pt"/>
    </style:style>
    <style:style style:name="T14" style:family="text">
      <style:text-properties fo:font-size="11pt" fo:language="fr" fo:country="FR" officeooo:rsid="003bd935" style:font-size-asian="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h text:style-name="P29" text:outline-level="1">Niasberry</text:h>
      <text:h text:style-name="P30" text:outline-level="1">Application BDE</text:h>
      <text:h text:style-name="P7" text:outline-level="1"/>
      <text:h text:style-name="P7" text:outline-level="1"/>
      <text:h text:style-name="P28" text:outline-level="1">Introduction</text:h>
      <text:p text:style-name="P3">L'association étudiante CIAA permet aux élèves de profiter d'un ensemble de produits tels que les boissons sodas, les barres chocolatés, des confiseries, etc.</text:p>
      <text:p text:style-name="P4">Actuellement les élèves payent en espèce et reçoivent leurs commandes.</text:p>
      <text:p text:style-name="P4">Les activités du BDE ne se résume pas qu'à la vente de produit. L'association organise aussi des soirées étudiantes. <text:span text:style-name="T6">C</text:span>e genre d’événement génère de la paperasse tel que les factures ou différents contrats avec d'autres associations ou entreprises.</text:p>
      <text:p text:style-name="P5">CIAA gère le bien-être d'environ 60 étudiants répartis sur 3 classes (environ 20 par classe).</text:p>
      <text:p text:style-name="P5"/>
      <text:p text:style-name="P9"/>
      <text:h text:style-name="P28" text:outline-level="1"><text:bookmark-start text:name="__RefHeading__184_1704140204"/>Fonctionnalités<text:bookmark-end text:name="__RefHeading__184_1704140204"/></text:h>
      <text:p text:style-name="P19"><text:span text:style-name="T3">la gestion des stocks (ce qui est acheté/vendu) et de l’argent dans la caisse n’est pas optimal.</text:span></text:p>
      <text:p text:style-name="P19"><text:span text:style-name="T3">Nous proposons de créer un système informatisé de gestion des denrées du BDE et de ses membres.</text:span></text:p>
      <text:p text:style-name="P6"/>
      <text:h text:style-name="P31" text:outline-level="2"><text:bookmark-start text:name="__RefHeading__186_1704140204"/>Gestion des achats<text:bookmark-end text:name="__RefHeading__186_1704140204"/></text:h>
      <text:p text:style-name="P20">Jusqu'à présent l'encaissement des produits est fait en espèce. Le consommateur paye avec de la monnaie ou des billets et la caisse doit être gérer par un des élèves du CNAM (Un grand merci à Mr. NGUYEN LeTrong Nghia !) </text:p>
      <text:p text:style-name="P20">Le nouveau système doit être  :</text:p>
      <text:p text:style-name="P20"/>
      <text:list xml:id="list7706219284778194376" text:style-name="L6">
        <text:list-item>
          <text:p text:style-name="P21">Fiable</text:p>
        </text:list-item>
      </text:list>
      <text:p text:style-name="P20"/>
      <text:p text:style-name="P22">La gestion d'argent nécessite d'être utilisé avec une extrême prudence. Le débit d'un compte doit être surveiller par l'utilisateur. L'application doit montrer le solde avant commande et le solde après commande, avec entre le total de la commande a débité.</text:p>
      <text:p text:style-name="P20"/>
      <text:list xml:id="list233211822168068" text:continue-numbering="true" text:style-name="L6">
        <text:list-item>
          <text:p text:style-name="P21">Facile d'usage</text:p>
        </text:list-item>
        <text:list-item>
          <text:p text:style-name="P13"><text:span text:style-name="T11">Rapide</text:span></text:p>
        </text:list-item>
        <text:list-item>
          <text:p text:style-name="P17"><text:span text:style-name="T12">E</text:span><text:span text:style-name="T11">rgonomique</text:span></text:p>
        </text:list-item>
        <text:list-item>
          <text:p text:style-name="P23"><text:span text:style-name="T11">Soldé</text:span></text:p>
        </text:list-item>
      </text:list>
      <text:p text:style-name="P24"/>
      <text:p text:style-name="P24"><text:span text:style-name="T11">Chaque élève aura le droit à un compte crédité avec un solde. Dépôt de </text:span><text:span text:style-name="T14">l'argent dans la caisse et le crédit est rajouter au compte. (Attention seul un administrateur à les droits de crédit).</text:span></text:p>
      <text:p text:style-name="P10"/>
      <text:p text:style-name="P10"/>
      <text:h text:style-name="P31" text:outline-level="2"><text:bookmark-start text:name="__RefHeading__188_1704140204"/>Gestion des stocks<text:bookmark-end text:name="__RefHeading__188_1704140204"/></text:h>
      <text:p text:style-name="P8">Afin de pouvoir effectuer une traçabilité sur les entrées/sorties des produits, l'application doit permettre une gestion des stocks: </text:p>
      <text:p text:style-name="P8"><text:s text:c="4"/>-Entrée et Sortie des produits: il doit être possible d'ajouter ou d'enlever des produits manuellement du stock.</text:p>
      <text:p text:style-name="P8"><text:s text:c="4"/>L'application doit également gerer les stocks lors d'une vente: enlever le nombre d'articles vendues lors d'une transaction.</text:p>
      <text:p text:style-name="P8"><text:s text:c="4"/></text:p>
      <text:p text:style-name="P8"><text:s text:c="4"/>Un classement des produits les plus vendus sera afficher sur une page de récapitulation des stock.</text:p>
      <text:p text:style-name="P8"><text:s text:c="4"/>De plus, sur la fiche d'un membre, le classement des produits qu'il consomme le plus sera affiché.</text:p>
      <text:p text:style-name="P8"><text:s text:c="4"/></text:p>
      <text:list xml:id="list1908714804201205932" text:style-name="L3">
        <text:list-item>
          <text:p text:style-name="P11"><text:span text:style-name="T11">Entrée/Sortie</text:span></text:p>
        </text:list-item>
        <text:list-item>
          <text:p text:style-name="P14"><text:span text:style-name="T11">Les plus vendus</text:span></text:p>
        </text:list-item>
      </text:list>
      <text:p text:style-name="P10"/>
      <text:p text:style-name="P10"/>
      <text:h text:style-name="P31" text:outline-level="2"><text:bookmark-start text:name="__RefHeading__190_1704140204"/><text:soft-page-break/>Gestion des utilisateurs<text:bookmark-end text:name="__RefHeading__190_1704140204"/></text:h>
      <text:list xml:id="list2410019594409337592" text:style-name="L2">
        <text:list-item>
          <text:p text:style-name="P12"><text:span text:style-name="T12">A</text:span><text:span text:style-name="T11">jout/Suppression des membres</text:span></text:p>
        </text:list-item>
        <text:list-item>
          <text:p text:style-name="P15"><text:span text:style-name="T11">Impression sur carte</text:span></text:p>
          <text:p text:style-name="P15"><text:span text:style-name="T11"/></text:p>
        </text:list-item>
      </text:list>
      <text:p text:style-name="P25">L'application doit être sécurisée, l'accès doit être protégé par un couple login/password. De plus, l'application permettra d'enregistrer les utilisateurs finaux, à savoir les clients et les tenants du BDE, sachant également qu'un tenant du BDE est également un client au vu de l'application. <text:s/></text:p>
      <text:p text:style-name="P25">L'application doit permettre d'ajouter, modifier, supprimer un utilisateur.</text:p>
      <text:p text:style-name="P10"/>
      <text:h text:style-name="P31" text:outline-level="2"><text:bookmark-start text:name="__RefHeading__192_1704140204"/>Gestion des <text:span text:style-name="T2">documents administratifs</text:span><text:bookmark-end text:name="__RefHeading__192_1704140204"/></text:h>
      <text:list xml:id="list745299265733688158" text:style-name="L1">
        <text:list-item>
          <text:p text:style-name="P18"><text:span text:style-name="T13">Compte-rendu</text:span></text:p>
        </text:list-item>
        <text:list-item>
          <text:p text:style-name="P16"><text:span text:style-name="T11">Contrat</text:span></text:p>
        </text:list-item>
        <text:list-item>
          <text:p text:style-name="P16"><text:span text:style-name="T11">Facture</text:span></text:p>
        </text:list-item>
        <text:list-item>
          <text:p text:style-name="P16"><text:span text:style-name="T11">Tickets</text:span><text:span text:style-name="T4"> </text:span></text:p>
        </text:list-item>
      </text:list>
      <text:p text:style-name="P10"/>
      <text:p text:style-name="P10"/>
      <text:p text:style-name="P10"/>
      <text:h text:style-name="P26" text:outline-level="1"><text:bookmark-start text:name="__RefHeading__194_1704140204"/>Risque<text:span text:style-name="T1">s</text:span><text:bookmark-end text:name="__RefHeading__194_1704140204"/></text:h>
      <text:p text:style-name="P3"/>
      <text:h text:style-name="P27" text:outline-level="1"><text:span text:style-name="T5">Présentation MOE</text:span></text:h>
      <text:p text:style-name="P1">L'équipe de projet (et de développement) est composé<text:span text:style-name="T8">e</text:span> de 3 élèves de <text:span text:style-name="T9">première</text:span> année.</text:p>
      <text:list xml:id="list5947440419595478457" text:style-name="L5">
        <text:list-item>
          <text:p text:style-name="P2">Thibaut <text:span text:style-name="T10">Weissgerber</text:span> <text:span text:style-name="T7">(Baby bears)</text:span></text:p>
        </text:list-item>
      </text:list>
      <text:p text:style-name="P1"/>
      <text:list xml:id="list233211839152036" text:continue-numbering="true" text:style-name="L5">
        <text:list-item>
          <text:p text:style-name="P2">Mathieu Tavernier <text:span text:style-name="T7">(Crado)</text:span></text:p>
        </text:list-item>
      </text:list>
      <text:p text:style-name="P1"/>
      <text:list xml:id="list233211840165858" text:continue-numbering="true" text:style-name="L5">
        <text:list-item>
          <text:p text:style-name="P2">Dylan Crespo <text:span text:style-name="T7">(Dydy)</text:span></text:p>
        </text:list-item>
      </text:list>
      <text:p text:style-name="P1"/>
      <text:h text:style-name="P27" text:outline-level="1"><text:bookmark-start text:name="__RefHeading__198_1704140204"/><text:span text:style-name="T5">Coûts</text:span><text:bookmark-end text:name="__RefHeading__198_170414020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Mangal1" svg:font-family="Mangal"/>
    <style:font-face style:name="Arial1" svg:font-family="Arial" style:font-family-generic="roman"/>
    <style:font-face style:name="Times New Roman" svg:font-family="'Times New Roman'" style:font-family-generic="roman"/>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20:18.059000000</meta:creation-date>
    <dc:date>2015-05-05T23:32:11.719000000</dc:date>
    <meta:editing-duration>PT1H41M17S</meta:editing-duration>
    <meta:editing-cycles>31</meta:editing-cycles>
    <meta:generator>LibreOffice/4.3.2.2$Windows_x86 LibreOffice_project/edfb5295ba211bd31ad47d0bad0118690f76407d</meta:generator>
    <meta:document-statistic meta:table-count="0" meta:image-count="0" meta:object-count="0" meta:page-count="5" meta:paragraph-count="48" meta:word-count="459" meta:character-count="2919" meta:non-whitespace-character-count="2492"/>
  </office:meta>
</office:document-meta>
</file>